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3333" style:font-name="Arial" fo:language="de" fo:country="DE" officeooo:paragraph-rsid="000e5911"/>
    </style:style>
    <style:style style:name="P2" style:family="paragraph" style:parent-style-name="Standard">
      <style:text-properties style:font-name="Arial" fo:language="de" fo:country="DE" fo:font-style="italic" style:text-underline-style="solid" style:text-underline-width="auto" style:text-underline-color="font-color" fo:font-weight="bold" officeooo:paragraph-rsid="0006ae0b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Arial" fo:language="de" fo:country="DE" fo:font-style="italic" style:text-underline-style="solid" style:text-underline-width="auto" style:text-underline-color="font-color" fo:font-weight="bold" officeooo:paragraph-rsid="000f308b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Arial" fo:language="de" fo:country="DE" fo:font-style="italic" fo:font-weight="bold" officeooo:paragraph-rsid="0006ae0b" style:font-style-asian="italic" style:font-weight-asian="bold" style:font-style-complex="italic" style:font-weight-complex="bold"/>
    </style:style>
    <style:style style:name="P5" style:family="paragraph" style:parent-style-name="Standard">
      <style:text-properties style:font-name="Arial" fo:language="de" fo:country="DE" officeooo:paragraph-rsid="0006ae0b"/>
    </style:style>
    <style:style style:name="P6" style:family="paragraph" style:parent-style-name="Standard">
      <style:text-properties style:font-name="Arial" fo:language="de" fo:country="DE" officeooo:paragraph-rsid="0009324b"/>
    </style:style>
    <style:style style:name="P7" style:family="paragraph" style:parent-style-name="Standard">
      <style:text-properties style:font-name="Arial" fo:language="de" fo:country="DE" officeooo:paragraph-rsid="000ae55e"/>
    </style:style>
    <style:style style:name="P8" style:family="paragraph" style:parent-style-name="Standard">
      <style:text-properties style:font-name="Arial" fo:language="de" fo:country="DE" fo:font-weight="normal" officeooo:paragraph-rsid="000c5ad0" style:font-weight-asian="normal" style:font-weight-complex="normal"/>
    </style:style>
    <style:style style:name="P9" style:family="paragraph" style:parent-style-name="Standard">
      <style:text-properties style:font-name="Arial" fo:language="de" fo:country="DE" fo:font-weight="normal" officeooo:paragraph-rsid="0011b6f9" style:font-weight-asian="normal" style:font-weight-complex="normal"/>
    </style:style>
    <style:style style:name="P10" style:family="paragraph" style:parent-style-name="Standard">
      <style:text-properties style:font-name="Arial" fo:language="de" fo:country="DE" officeooo:paragraph-rsid="000c5ad0"/>
    </style:style>
    <style:style style:name="P11" style:family="paragraph" style:parent-style-name="Standard">
      <style:text-properties style:font-name="Arial" fo:language="de" fo:country="DE" officeooo:paragraph-rsid="000e5911"/>
    </style:style>
    <style:style style:name="P12" style:family="paragraph" style:parent-style-name="Standard">
      <style:text-properties style:font-name="Arial" fo:language="de" fo:country="DE" officeooo:paragraph-rsid="000f308b"/>
    </style:style>
    <style:style style:name="P13" style:family="paragraph" style:parent-style-name="Standard">
      <style:text-properties style:font-name="Arial" fo:language="de" fo:country="DE" fo:font-weight="bold" officeooo:paragraph-rsid="000f308b" style:font-weight-asian="bold" style:font-weight-complex="bold"/>
    </style:style>
    <style:style style:name="P14" style:family="paragraph" style:parent-style-name="Standard">
      <style:text-properties style:font-name="Arial" fo:language="de" fo:country="DE" fo:font-style="normal" style:text-underline-style="none" fo:font-weight="normal" officeooo:paragraph-rsid="0011b6f9" style:font-style-asian="normal" style:font-weight-asian="normal" style:font-style-complex="normal" style:font-weight-complex="normal"/>
    </style:style>
    <style:style style:name="P15" style:family="paragraph">
      <style:paragraph-properties fo:text-align="center"/>
    </style:style>
    <style:style style:name="T1" style:family="text">
      <style:text-properties officeooo:rsid="0006ae0b"/>
    </style:style>
    <style:style style:name="T2" style:family="text">
      <style:text-properties fo:color="#ff3333" officeooo:rsid="0006ae0b"/>
    </style:style>
    <style:style style:name="T3" style:family="text">
      <style:text-properties fo:color="#ff3333" officeooo:rsid="0009324b"/>
    </style:style>
    <style:style style:name="T4" style:family="text">
      <style:text-properties fo:color="#ff3333" officeooo:rsid="000c5ad0"/>
    </style:style>
    <style:style style:name="T5" style:family="text">
      <style:text-properties fo:color="#ff3333" officeooo:rsid="000e5911"/>
    </style:style>
    <style:style style:name="T6" style:family="text">
      <style:text-properties officeooo:rsid="0009324b"/>
    </style:style>
    <style:style style:name="T7" style:family="text">
      <style:text-properties fo:font-weight="bold" officeooo:rsid="0009324b" style:font-weight-asian="bold" style:font-weight-complex="bold"/>
    </style:style>
    <style:style style:name="T8" style:family="text">
      <style:text-properties fo:font-weight="bold" officeooo:rsid="000ae55e" style:font-weight-asian="bold" style:font-weight-complex="bold"/>
    </style:style>
    <style:style style:name="T9" style:family="text">
      <style:text-properties officeooo:rsid="000ae55e"/>
    </style:style>
    <style:style style:name="T10" style:family="text">
      <style:text-properties style:text-underline-style="solid" style:text-underline-width="auto" style:text-underline-color="font-color" officeooo:rsid="000ae55e"/>
    </style:style>
    <style:style style:name="T11" style:family="text">
      <style:text-properties style:text-underline-style="solid" style:text-underline-width="auto" style:text-underline-color="font-color" fo:font-weight="bold" officeooo:rsid="0012c14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12c140"/>
    </style:style>
    <style:style style:name="T13" style:family="text">
      <style:text-properties officeooo:rsid="000c5ad0"/>
    </style:style>
    <style:style style:name="T14" style:family="text">
      <style:text-properties officeooo:rsid="000e5911"/>
    </style:style>
    <style:style style:name="T15" style:family="text">
      <style:text-properties fo:color="#000000" officeooo:rsid="000e5911"/>
    </style:style>
    <style:style style:name="T16" style:family="text">
      <style:text-properties officeooo:rsid="000f308b"/>
    </style:style>
    <style:style style:name="T17" style:family="text">
      <style:text-properties officeooo:rsid="0011b6f9"/>
    </style:style>
    <style:style style:name="T18" style:family="text">
      <style:text-properties fo:font-style="italic" style:text-underline-style="solid" style:text-underline-width="auto" style:text-underline-color="font-color" fo:font-weight="bold" officeooo:rsid="0012c140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solid" style:text-underline-width="auto" style:text-underline-color="font-color" officeooo:rsid="0012c140" style:font-style-asian="italic" style:font-style-complex="italic"/>
    </style:style>
    <style:style style:name="T20" style:family="text">
      <style:text-properties fo:font-style="italic" style:text-underline-style="none" fo:font-weight="bold" officeooo:rsid="0011b6f9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officeooo:rsid="0011b6f9" style:font-style-asian="italic" style:font-style-complex="italic"/>
    </style:style>
    <style:style style:name="T22" style:family="text">
      <style:text-properties fo:font-style="normal" officeooo:rsid="0012c140" style:font-style-asian="normal" style:font-style-complex="normal"/>
    </style:style>
    <style:style style:name="T23" style:family="text">
      <style:text-properties fo:font-style="normal" style:text-underline-style="none" officeooo:rsid="0011b6f9" style:font-style-asian="normal" style:font-style-complex="normal"/>
    </style:style>
    <style:style style:name="T24" style:family="text">
      <style:text-properties fo:font-style="normal" style:text-underline-style="none" officeooo:rsid="0012c140" style:font-style-asian="normal" style:font-style-complex="normal"/>
    </style:style>
    <style:style style:name="T25" style:family="text">
      <style:text-properties fo:font-style="normal" style:text-underline-style="none" fo:font-weight="bold" officeooo:rsid="0011b6f9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none" fo:font-weight="bold" officeooo:rsid="0012c140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solid" style:text-underline-width="auto" style:text-underline-color="font-color" fo:font-weight="bold" officeooo:rsid="0011b6f9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solid" style:text-underline-width="auto" style:text-underline-color="font-color" fo:font-weight="bold" officeooo:rsid="0012c140" style:font-style-asian="normal" style:font-weight-asian="bold" style:font-style-complex="normal" style:font-weight-complex="bold"/>
    </style:style>
    <style:style style:name="T29" style:family="text">
      <style:text-properties fo:font-style="normal" style:text-underline-style="solid" style:text-underline-width="auto" style:text-underline-color="font-color" officeooo:rsid="0012c140" style:font-style-asian="normal" style:font-style-complex="normal"/>
    </style:style>
    <style:style style:name="T30" style:family="text">
      <style:text-properties officeooo:rsid="0012c14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1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ethoden zur Zeitplanung:</text:span></text:p>
      <text:p text:style-name="P5"><text:span text:style-name="T1"/></text:p>
      <text:p text:style-name="P5"><text:span text:style-name="T1"/></text:p>
      <text:p text:style-name="P4"><text:span text:style-name="T1">1. Eisenhower-Regel</text:span></text:p>
      <text:p text:style-name="P5"><text:span text:style-name="T1"/></text:p>
      <text:p text:style-name="P5"><draw:custom-shape text:anchor-type="paragraph" draw:z-index="2" draw:style-name="gr2" svg:width="0.3858in" svg:height="0.313in" svg:x="-0.1535in" svg:y="0.216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><text:tab/>- dient zur Prioritätensetzung</text:span></text:p>
      <text:p text:style-name="P5"><draw:line text:anchor-type="paragraph" draw:z-index="4" draw:style-name="gr1" draw:text-style-name="P15" svg:x1="1.2528in" svg:y1="0.0465in" svg:x2="1.2528in" svg:y2="2.1402in"><text:p/></draw:line><draw:frame text:anchor-type="paragraph" draw:z-index="6" draw:style-name="gr3" svg:width="0.948in" svg:height="0.8335in" svg:x="0.2319in" svg:y="0.1402in"><draw:text-box><text:p>Terminieren</text:p></draw:text-box></draw:frame><draw:frame text:anchor-type="paragraph" draw:z-index="8" draw:style-name="gr5" svg:width="1.1461in" svg:height="1.0004in" svg:x="1.2528in" svg:y="0.0465in"><draw:text-box><text:p/><text:p><text:s text:c="7"/>Sofort<text:tab/> <text:s text:c="9"/>erledigen</text:p></draw:text-box></draw:frame><text:span text:style-name="T1"/></text:p>
      <text:p text:style-name="P5"><draw:line text:anchor-type="paragraph" draw:z-index="0" draw:style-name="gr1" draw:text-style-name="P15" svg:x1="0.0445in" svg:y1="0.0535in" svg:x2="0.0445in" svg:y2="1.9079in"><text:p/></draw:line><text:span text:style-name="T1"/></text:p>
      <text:p text:style-name="P5"><draw:frame text:anchor-type="paragraph" draw:z-index="9" draw:style-name="gr6" svg:width="1.0004in" svg:height="0.9169in" svg:x="1.3465in" svg:y="0.6543in"><draw:text-box><text:p>Delegieren</text:p></draw:text-box></draw:frame><draw:frame text:anchor-type="paragraph" draw:z-index="7" draw:style-name="gr4" svg:width="1.1358in" svg:height="0.9067in" svg:x="0.1173in" svg:y="0.6957in"><draw:text-box><text:p>Mülleimer</text:p></draw:text-box></draw:frame><draw:line text:anchor-type="paragraph" draw:z-index="5" draw:style-name="gr1" draw:text-style-name="P15" svg:x1="0.1799in" svg:y1="0.5811in" svg:x2="2.3988in" svg:y2="0.5811in"><text:p/></draw:line><draw:custom-shape text:anchor-type="paragraph" draw:z-index="3" draw:style-name="gr2" svg:width="0.5315in" svg:height="0.198in" svg:x="2.2839in" svg:y="1.570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" draw:style-name="gr1" draw:text-style-name="P15" svg:x1="0.0445in" svg:y1="1.6752in" svg:x2="2.3256in" svg:y2="1.6752in"><text:p/></draw:lin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2">ALPEN</text:span><text:span text:style-name="T1">-Methode</text:span></text:p>
      <text:p text:style-name="P5"><text:span text:style-name="T1"/></text:p>
      <text:p text:style-name="P5"><text:span text:style-name="T2">A</text:span><text:span text:style-name="T1"> <text:tab/>– <text:s text:c="2"/>Aufgaben, Aktivität, Termine, zusammenstellen</text:span></text:p>
      <text:p text:style-name="P5"><text:span text:style-name="T2">L</text:span><text:span text:style-name="T1"> <text:tab/>– <text:s text:c="2"/>Länge der Aktivitäten schätzen</text:span></text:p>
      <text:p text:style-name="P5"><text:span text:style-name="T2">P</text:span><text:span text:style-name="T1"> <text:tab/>– <text:s text:c="2"/>Pufferzeiten reservieren</text:span></text:p>
      <text:p text:style-name="P5"><text:span text:style-name="T2">E</text:span><text:span text:style-name="T1"> <text:tab/>– <text:s text:c="2"/>Entscheidung über Prioritäten, Delegieren, Kürzungen</text:span></text:p>
      <text:p text:style-name="P5"><text:span text:style-name="T2">N</text:span><text:span text:style-name="T1"> <text:tab/>– <text:s text:c="2"/>Nachkontrolle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6">Wertanalys der Zeitverwendung (ABC-Analyse)</text:span></text:p>
      <text:p text:style-name="P6"><text:span text:style-name="T6"/></text:p>
      <text:p text:style-name="P7"><text:span text:style-name="T9">Die </text:span><text:span text:style-name="T8">ABC-Analyse</text:span><text:span text:style-name="T9"> funktioniert </text:span><text:span text:style-name="T10">in der Praxis</text:span><text:span text:style-name="T9"> am besten, indem Sie</text:span></text:p>
      <text:p text:style-name="P6"><text:span text:style-name="T6"/></text:p>
      <text:p text:style-name="P6"><text:span text:style-name="T6">· nur 1-2 </text:span><text:span text:style-name="T3">A-Aufgaben</text:span><text:span text:style-name="T6"> pro Tag (ca. 3 Stunden) einplanen</text:span></text:p>
      <text:p text:style-name="P6"><text:span text:style-name="T6">· weitere 2-3 </text:span><text:span text:style-name="T3">B-Aufgaben </text:span><text:span text:style-name="T6">(ca. 1 Stunde) einplanen</text:span></text:p>
      <text:p text:style-name="P6"><text:span text:style-name="T6">· den Rest für </text:span><text:span text:style-name="T3">C-Aufgaben</text:span><text:span text:style-name="T6"> (ca. 45 Minuten) einplanen</text:span></text:p>
      <text:p text:style-name="P6"><text:span text:style-name="T6"/></text:p>
      <text:p text:style-name="P6"><text:span text:style-name="T6"/></text:p>
      <text:p text:style-name="P6"><text:span text:style-name="T7">So steuern Sie aktiv Ihren Arbeitsablauf</text:span><text:span text:style-name="T6">, konzentrieren sich auf die jeweils </text:span><text:span text:style-name="T7">wesentlichen Dinge</text:span><text:span text:style-name="T6">, vermeiden Konflikte und unnötigen Stress.</text:span></text:p>
      <text:p text:style-name="P6"><text:span text:style-name="T6">Viele Manager ziehen es jedoch vor, </text:span><text:span text:style-name="T3">Dinge nur richtig zu tun</text:span><text:span text:style-name="T6"> </text:span><text:span text:style-name="T7">(Tätigkeitsorientierung)</text:span><text:span text:style-name="T6">, </text:span><text:span text:style-name="T3">anstatt die richtien Dinge zu tun</text:span><text:span text:style-name="T6"> </text:span><text:span text:style-name="T7">(Zielorientierung)</text:span></text:p>
      <text:p text:style-name="P8"><text:span text:style-name="T4">IPERKA</text:span><text:span text:style-name="T13">-Methode</text:span></text:p>
      <text:p text:style-name="P8"><text:span text:style-name="T13"/></text:p>
      <text:p text:style-name="P8"><text:span text:style-name="T4">I <text:tab/>- Informieren</text:span><text:span text:style-name="T13">: <text:tab/>Sich die Aufgabe nahe zu bringen, zu erfassen und das Ziel <text:tab/> <text:s text:c="3"/><text:tab/> <text:s text:c="2"/><text:tab/><text:tab/>erkennen.</text:span></text:p>
      <text:p text:style-name="P8"><text:span text:style-name="T13"/></text:p>
      <text:p text:style-name="P8"><text:span text:style-name="T4">P<text:tab/>- Planen</text:span><text:span text:style-name="T13">: <text:tab/><text:tab/>Den Weg zum Ziel finden (Zeitlich und mit welchen <text:s text:c="24"/><text:tab/><text:tab/><text:tab/><text:tab/>Schritten)</text:span></text:p>
      <text:p text:style-name="P10"><text:span text:style-name="T13"/></text:p>
      <text:p text:style-name="P10"><text:span text:style-name="T4">E<text:tab/>- Entscheiden</text:span><text:span text:style-name="T13">: <text:tab/></text:span><text:span text:style-name="T14">Lösungsvarianten mithilfe von sogenannten Lösungstabellen </text:span><text:soft-page-break/><text:span text:style-name="T14"><text:tab/><text:tab/><text:tab/><text:tab/>bewerten und seinen Weg auswählen</text:span></text:p>
      <text:p text:style-name="P10"><text:span text:style-name="T14"/></text:p>
      <text:p text:style-name="P1"><text:span text:style-name="T14">R<text:tab/>- Realisieren: <text:s text:c="2"/><text:tab/></text:span><text:span text:style-name="T15">Praktische Umsetzung</text:span></text:p>
      <text:p text:style-name="P1"><text:span text:style-name="T15"/></text:p>
      <text:p text:style-name="P1"><text:span text:style-name="T14">K<text:tab/>-</text:span><text:span text:style-name="T15"> </text:span><text:span text:style-name="T14">Kontrollieren</text:span><text:span text:style-name="T15">: <text:tab/>Habe ich die bestellten Ziele und Aufgaben geschafft und <text:s/><text:tab/> <text:s text:c="8"/></text:span><text:span text:style-name="T14">oder</text:span><text:span text:style-name="T15"><text:tab/><text:tab/>ggf. praktische Überprüfung der Funktion.</text:span></text:p>
      <text:p text:style-name="P1"><text:span text:style-name="T15"><text:s text:c="17"/></text:span><text:span text:style-name="T14">prüfen</text:span></text:p>
      <text:p text:style-name="P5"><text:span text:style-name="T1"/></text:p>
      <text:p text:style-name="P11"><text:span text:style-name="T5">A<text:tab/>- Auswerten:</text:span><text:span text:style-name="T14"><text:tab/>Wie ist es gelaufen? Wo haben wir noch Dinge, die wir <text:tab/><text:tab/><text:tab/><text:tab/><text:tab/>verbessern können? </text:span></text:p>
      <text:p text:style-name="P11"><text:span text:style-name="T14"/></text:p>
      <text:p text:style-name="P11"><text:span text:style-name="T14"/></text:p>
      <text:p text:style-name="P3"><text:span text:style-name="T16">Festlegen von Zielen:</text:span></text:p>
      <text:p text:style-name="P12"><text:span text:style-name="T16"/></text:p>
      <text:p text:style-name="P12"><text:span text:style-name="T16"/></text:p>
      <text:p text:style-name="P12"><text:span text:style-name="T16">→</text:span><text:span text:style-name="T17"> </text:span><text:span text:style-name="T16"><text:s/>ohne Zieldefinierung ist eine Planung unmöglich</text:span></text:p>
      <text:p text:style-name="P12"><text:span text:style-name="T16"><text:tab/></text:span></text:p>
      <text:p text:style-name="P12"><text:span text:style-name="T16"/></text:p>
      <text:p text:style-name="P13"><text:span text:style-name="T16">Eine Zielvereinbarung ist zwischen Arbeitgeber und Arbeitnehmer oder Kunden und Firma unerlässlich, um eine Arbeitsaufgabe optimal auszuführen.</text:span></text:p>
      <text:p text:style-name="P13"><text:span text:style-name="T16"/></text:p>
      <text:p text:style-name="P13"><text:span text:style-name="T16"/></text:p>
      <text:p text:style-name="P9"><text:span text:style-name="T20">→ <text:s/></text:span><text:span text:style-name="T27">Bedeutung der Ziele:</text:span></text:p>
      <text:p text:style-name="P9"><text:span text:style-name="T21"/></text:p>
      <text:p text:style-name="P9"><text:span text:style-name="T21"><text:tab/></text:span><text:span text:style-name="T23">- Sie geben den Endzustand an</text:span></text:p>
      <text:p text:style-name="P9"><text:span text:style-name="T23"><text:tab/>- Lösen bewusste Handlungen aus</text:span></text:p>
      <text:p text:style-name="P9"><text:span text:style-name="T23"><text:tab/>- Erreichen effektives Arbeiten</text:span></text:p>
      <text:p text:style-name="P9"><text:span text:style-name="T23"><text:tab/>- Sind Maßstäbe</text:span></text:p>
      <text:p text:style-name="P9"><text:span text:style-name="T23"><text:tab/>- Ermöglichen Zeiteinteilung und Zeitgewinn</text:span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>→</text:span><text:span text:style-name="T24"> </text:span><text:span text:style-name="T28">Schriftliche Definierung der Ziele (Planung)</text:span></text:p>
      <text:p text:style-name="P9"><text:span text:style-name="T28"/></text:p>
      <text:p text:style-name="P14"><text:span text:style-name="T30"><text:tab/>- Bewahrung des Überblicks</text:span></text:p>
      <text:p text:style-name="P9"><text:span text:style-name="T23"><text:tab/>-.</text:span><text:span text:style-name="T24">Entlastung des Gehirns</text:span></text:p>
      <text:p text:style-name="P9"><text:span text:style-name="T23"><text:tab/>- </text:span><text:span text:style-name="T24">Dokumentationen ihrer Tätigkeiten</text:span></text:p>
      <text:p text:style-name="P9"><text:span text:style-name="T23"><text:tab/>- </text:span><text:span text:style-name="T24">Dient zur Kontrolle, der Ergebnisse</text:span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9"><text:span text:style-name="T23"/></text:p>
      <text:p text:style-name="P14"><text:span text:style-name="T17"/></text:p>
      <text:p text:style-name="P14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07:27:00.655842615</meta:creation-date>
    <dc:date>2013-06-04T08:24:57.005302489</dc:date>
    <meta:editing-duration>PT50M31S</meta:editing-duration>
    <meta:editing-cycles>11</meta:editing-cycles>
    <meta:generator>LibreOfficeDev/4.1.0.0.beta1$Linux_x86 LibreOffice_project/3a2c2d2417101e45fe07cfd8358acf2204a98f3</meta:generator>
    <meta:document-statistic meta:table-count="0" meta:image-count="0" meta:object-count="0" meta:page-count="2" meta:paragraph-count="39" meta:word-count="268" meta:character-count="2007" meta:non-whitespace-character-count="1657"/>
  </office:meta>
</office:document-meta>
</file>